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 / makes effect cards last longer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paghetti Cod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, 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Ricky Riddl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Minions</text:p>
          </table:table-cell>
          <table:table-cell office:value-type="string" calcext:value-type="string">
            <text:p>+1 Morale to all Farm, Nature, Turtle, and Bee Minions played while Ricky Riddle is in play, regardless of owner</text:p>
          </table:table-cell>
          <table:table-cell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Big Dice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you play or discard Dice cards, deal N^2 damage to the enemy’s fort, where N is the number of cards played or discarded</text:p>
          </table:table-cell>
          <table:table-cell office:value-type="string" calcext:value-type="string">
            <text:p>Obvious synergy with Little Diceman, but also applies if Rule of Knowledge (Rule 22) forces a discard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True Spaghetti Mon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Pasta, Bos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Yep, 9 stars. Requires a Factory or similar card to play</text:p>
          </table:table-cell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Performance Review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Human Minion gains 2 Level and loses 1 Morale.</text:p>
          </table:table-cell>
          <table:table-cell office:value-type="string" calcext:value-type="string">
            <text:p>Card picture is a reference to the boss character from Mars God of War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stiny’s Si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Little Dice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g Enemy Level</text:p>
          </table:table-cell>
          <table:table-cell office:value-type="string" calcext:value-type="string">
            <text:p>Instant: Discard all Dice cards from your hand. For each card discarded, one random enemy Minion loses 1 Morale</text:p>
          </table:table-cell>
          <table:table-cell/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Refrigerati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During your next Standby Phase, gain 3 EP. Then destroy this card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Rule 22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ustom Priority</text:p>
          </table:table-cell>
          <table:table-cell office:value-type="string" calcext:value-type="string">
            <text:p>Ongoing: During your End Phase, if you control no Shape Minions, destroy this card. Limit 1 per deck.</text:p>
          </table:table-cell>
          <table:table-cell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Rule of Strength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If you control Rule 22, destroy your opponent’s most powerful Minion</text:p>
          </table:table-cell>
          <table:table-cell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Rule of Knowledg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scards</text:p>
          </table:table-cell>
          <table:table-cell office:value-type="string" calcext:value-type="string">
            <text:p>Instant: If you control Rule 22, your opponent discards three cards at random</text:p>
          </table:table-cell>
          <table:table-cell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Rule of Brav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If you control Rule 22, +1 Morale to all of your Minions</text:p>
          </table:table-cell>
          <table:table-cell/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licated Value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ocked Damage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ffected Minions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l Minus Destructions</text:p>
          </table:table-cell>
          <table:table-cell office:value-type="string" calcext:value-type="string">
            <text:p>Instant: Destroy all Turtles you control; +X defense to your fortress walls, where X is the twice the total Level of all Minions destroyed. Limit 1 per deck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ocks Minus Opportunity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covered Minions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Summon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rt Damage</text:p>
          </table:table-cell>
          <table:table-cell office:value-type="string" calcext:value-type="string">
            <text:p>Instant: If you have exactly one Minion in play,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 Minus Opportunity</text:p>
          </table:table-cell>
          <table:table-cell office:value-type="string" calcext:value-type="string">
            <text:p>Ongoing: Gain 4 EP immediately when this card is played. During your End Phase, if you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deviling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and Undead Minions in play, regardless of owner</text:p>
          </table:table-cell>
          <table:table-cell/>
        </table:table-row>
        <table:table-row table:style-name="ro1">
          <table:table-cell table:style-name="ce1" office:value-type="string" calcext:value-type="string">
            <text:p>Boss</text:p>
          </table:table-cell>
          <table:table-cell office:value-type="float" office:value="201" calcext:value-type="float">
            <text:p>20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inal Battl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Play the top Boss Minion from your deck to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Dice</text:p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Red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reen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lue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Value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Wild Car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ing Target</text:p>
          </table:table-cell>
          <table:table-cell office:value-type="string" calcext:value-type="string">
            <text:p>Instant: Your most powerful Minion now counts as every archetype</text:p>
          </table:table-cell>
          <table:table-cell office:value-type="string" calcext:value-type="string">
            <text:p>Most powerful *non-wild* Minion, so two Wild Cards applied consecutively won’t apply to the same Minion</text:p>
          </table:table-cell>
        </table:table-row>
        <table:table-row table:style-name="ro1">
          <table:table-cell table:number-columns-repeated="2"/>
          <table:table-cell office:value-type="float" office:value="209" calcext:value-type="float">
            <text:p>209</text:p>
          </table:table-cell>
          <table:table-cell office:value-type="string" calcext:value-type="string">
            <text:p>Freeze Ra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While this card is in play, your opponent cannot win the game, lasts 2 turns, limit 1 per deck</text:p>
          </table:table-cell>
          <table:table-cell office:value-type="string" calcext:value-type="string">
            <text:p>Interaction with Destiny’s Singer: Destiny’s Singer victory will trigger as soon as possible if it happens while My Freeze Ray is in play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Galahad – Ruler of Greed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Play the top three Cost 1 Minions from your deck immediately</text:p>
          </table:table-cell>
          <table:table-cell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I.C. – Ruler of Control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Morale</text:p>
          </table:table-cell>
          <table:table-cell office:value-type="string" calcext:value-type="string">
            <text:p>Instant: Your opponent’s most powerful Minion loses Morale equal to the number of Minions you control</text:p>
          </table:table-cell>
          <table:table-cell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Elvira – Ruler of Ideolog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If all Minions you control have a common archetype, they all gain +1 Morale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e Inquisi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Players lose 1 Evil Point whenever they play a Minion. Lasts 2 turns.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1"/>
        <table:table-column table:style-name="co3" table:number-columns-repeated="9" table:default-cell-style-name="ce12"/>
        <table:table-column table:style-name="co3" table:number-columns-repeated="3" table:default-cell-style-name="Default"/>
        <table:table-column table:style-name="co3" table:default-cell-style-name="ce13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3" office:value-type="string" calcext:value-type="string">
            <text:p>Death Cyborg</text:p>
          </table:table-cell>
          <table:table-cell table:style-name="ce14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4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4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3" office:value-type="string" calcext:value-type="string">
            <text:p>Agaric Turtle</text:p>
          </table:table-cell>
          <table:table-cell table:style-name="Default" table:number-columns-repeated="4"/>
          <table:table-cell table:style-name="ce14" office:value-type="string" calcext:value-type="string">
            <text:p>Pollination</text:p>
          </table:table-cell>
          <table:table-cell table:style-name="ce14" office:value-type="string" calcext:value-type="string">
            <text:p>Green Ranger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3" office:value-type="string" calcext:value-type="string">
            <text:p>(Spiky) Metal Turtle</text:p>
          </table:table-cell>
          <table:table-cell table:style-name="ce14" office:value-type="string" calcext:value-type="string">
            <text:p>Greener Pastures</text:p>
          </table:table-cell>
          <table:table-cell table:style-name="ce13" office:value-type="string" calcext:value-type="string">
            <text:p>(Spiky) Masked Turtle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/>
          <table:table-cell table:style-name="ce13" office:value-type="string" calcext:value-type="string">
            <text:p>Spaghetti Code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14" office:value-type="string" calcext:value-type="string">
            <text:p>True Spaghetti Monster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3" office:value-type="string" calcext:value-type="string">
            <text:p>Mimedroid</text:p>
          </table:table-cell>
          <table:table-cell table:style-name="Default"/>
          <table:table-cell table:style-name="ce13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4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3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4" office:value-type="string" calcext:value-type="string">
            <text:p>Green Ranger</text:p>
          </table:table-cell>
          <table:table-cell table:style-name="ce13" office:value-type="string" calcext:value-type="string">
            <text:p>Zombee</text:p>
          </table:table-cell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2"/>
          <table:table-cell table:style-name="ce13" office:value-type="string" calcext:value-type="string">
            <text:p>Undead Pig</text:p>
          </table:table-cell>
          <table:table-cell table:style-name="ce14" office:value-type="string" calcext:value-type="string">
            <text:p>River Styx</text:p>
          </table:table-cell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2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2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2" table:number-columns-repeated="4"/>
          <table:table-cell table:number-columns-repeated="2"/>
          <table:table-cell table:style-name="ce14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2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2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Old “Destiny’s Song”, before re-branding to “Destiny’s Singer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string" calcext:value-type="string">
            <text:p>Old un-rotated Vitamin Capsul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0">00/00/0000</text:date>, <text:time style:data-style-name="N2" text:time-value="13:41:37.0640357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7.2$Linux_X86_64 LibreOffice_project/480$Build-2</meta:generator>
    <dc:date>2025-08-10T15:08:37.240322453</dc:date>
    <meta:editing-duration>P6DT5H30M6S</meta:editing-duration>
    <meta:editing-cycles>879</meta:editing-cycles>
    <meta:document-statistic meta:table-count="10" meta:cell-count="2017" meta:object-count="0"/>
  </office:meta>
</office:document-meta>
</file>